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-width="0.2cm" draw:marker-end-width="0.2cm" draw:fill="solid" draw:fill-color="#ccffff" fo:min-height="7.434cm" fo:padding-top="0.075cm" fo:padding-bottom="0.075cm" fo:padding-left="0.2cm" fo:padding-right="0.2cm"/>
    </style:style>
    <style:style style:name="gr2" style:family="graphic" style:parent-style-name="standard">
      <style:graphic-properties draw:stroke="solid" svg:stroke-width="0cm" svg:stroke-color="#000000" draw:marker-start-width="0.2cm" draw:marker-end-width="0.2cm" draw:fill="solid" draw:fill-color="#ffffcc" fo:min-height="1.819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cm" svg:stroke-color="#000000" draw:marker-start-width="0.2cm" draw:marker-end-width="0.2cm" draw:fill="solid" draw:fill-color="#e6e6ff" fo:min-height="2.132cm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solid" draw:fill-color="#e6e6ff" fo:min-height="2.474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cm" svg:stroke-color="#000000" draw:marker-start-width="0.2cm" draw:marker-end-width="0.2cm" draw:fill="solid" draw:fill-color="#ffcc99" fo:min-height="3.067cm" fo:padding-top="0.075cm" fo:padding-bottom="0.075cm" fo:padding-left="0.2cm" fo:padding-right="0.2cm"/>
    </style:style>
    <style:style style:name="gr6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fill="solid" draw:fill-color="#ffffcc" fo:min-height="9.208cm" fo:padding-top="0.075cm" fo:padding-bottom="0.075cm" fo:padding-left="0.2cm" fo:padding-right="0.2cm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solid" draw:fill-color="#ccffff" fo:min-height="2.467cm" fo:padding-top="0.075cm" fo:padding-bottom="0.075cm" fo:padding-left="0.2cm" fo:padding-right="0.2cm"/>
    </style:style>
    <style:style style:name="gr10" style:family="graphic" style:parent-style-name="standard">
      <style:graphic-properties draw:stroke="solid" svg:stroke-width="0cm" svg:stroke-color="#000000" draw:marker-start-width="0.2cm" draw:marker-end-width="0.2cm" draw:fill="solid" draw:fill-color="#ccffff" fo:min-height="2.119cm" fo:padding-top="0.075cm" fo:padding-bottom="0.075cm" fo:padding-left="0.2cm" fo:padding-right="0.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100%"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color="#0000ff" fo:font-size="10.5pt" style:font-size-asian="10.5pt" style:font-size-complex="10.5pt"/>
    </style:style>
    <style:style style:name="T5" style:family="text">
      <style:text-properties fo:color="#ff0000" fo:font-size="10.5pt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8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id="id1" draw:layer="layout" svg:width="4.954cm" svg:height="7.584cm" svg:x="8.487cm" svg:y="2.255cm">
          <draw:text-box>
            <text:p text:style-name="P1"><text:span text:style-name="T1">Campo de Accción</text:span></text:p>
            <text:p><text:span text:style-name="T1"/></text:p>
            <text:p><text:span text:style-name="T1"/></text:p>
            <text:p><text:span text:style-name="T1"/></text:p>
          </draw:text-box>
          <draw:glue-point draw:id="4" svg:x="-4.989cm" svg:y="1.137cm"/>
        </draw:frame>
        <draw:frame draw:style-name="gr2" draw:text-style-name="P2" draw:layer="layout" svg:width="3.766cm" svg:height="2.458cm" svg:x="9.183cm" svg:y="3.013cm">
          <draw:text-box>
            <text:p text:style-name="P1"><text:span text:style-name="T1"/></text:p>
            <text:p text:style-name="P1"><text:span text:style-name="T2">Situaciones de</text:span></text:p>
            <text:p text:style-name="P1"><text:span text:style-name="T3">acción</text:span></text:p>
            <text:p text:style-name="P1"><text:span text:style-name="T4">Contribuir</text:span></text:p>
            <text:p text:style-name="P1"><text:span text:style-name="T1"/></text:p>
          </draw:text-box>
        </draw:frame>
        <draw:frame draw:style-name="gr2" draw:text-style-name="P2" draw:layer="layout" svg:width="3.797cm" svg:height="2.743cm" svg:x="9.09cm" svg:y="6.275cm">
          <draw:text-box>
            <text:p text:style-name="P1"><text:span text:style-name="T1"/></text:p>
            <text:p text:style-name="P1"><text:span text:style-name="T3">Actores</text:span></text:p>
            <text:p text:style-name="P1"><text:span text:style-name="T4">Usuarios, programadores,</text:span></text:p>
            <text:p text:style-name="P1"><text:span text:style-name="T5">estudiantes</text:span></text:p>
            <text:p text:style-name="P1"><text:span text:style-name="T4"/></text:p>
          </draw:text-box>
        </draw:frame>
        <draw:frame draw:style-name="gr3" draw:text-style-name="P2" draw:id="id2" draw:layer="layout" svg:width="3.091cm" svg:height="2.458cm" svg:x="14.586cm" svg:y="4.803cm">
          <draw:text-box>
            <text:p text:style-name="P1"><text:span text:style-name="T1"/></text:p>
            <text:p text:style-name="P1"><text:span text:style-name="T2">Patrones de Interacción</text:span></text:p>
            <text:p text:style-name="P1"><text:span text:style-name="T4"/></text:p>
            <text:p text:style-name="P1"><text:span text:style-name="T1"/></text:p>
          </draw:text-box>
        </draw:frame>
        <draw:frame draw:style-name="gr4" draw:text-style-name="P2" draw:id="id3" draw:layer="layout" svg:width="5.852cm" svg:height="2.68cm" svg:x="13.192cm" svg:y="10.739cm">
          <draw:text-box>
            <text:p text:style-name="P1"><text:span text:style-name="T2">Resultados</text:span></text:p>
            <text:p text:style-name="P3"><text:span text:style-name="T5">Creación, mantenimiento de hardware y software (aplicaciones, configuración básica, diseños de referencia)</text:span></text:p>
            <text:p text:style-name="P3"><text:span text:style-name="T5">documentación, tutoriales</text:span></text:p>
          </draw:text-box>
        </draw:frame>
        <draw:frame draw:style-name="gr5" draw:text-style-name="P2" draw:id="id4" draw:layer="layout" svg:width="3.075cm" svg:height="3.217cm" svg:x="20.016cm" svg:y="7.015cm">
          <draw:text-box>
            <text:p text:style-name="P1"><text:span text:style-name="T1"/></text:p>
            <text:p text:style-name="P1"><text:span text:style-name="T2">Criterios evaluativos</text:span></text:p>
          </draw:text-box>
        </draw:frame>
        <draw:connector draw:style-name="gr6" draw:text-style-name="P1" draw:layer="layout" svg:x1="13.441cm" svg:y1="6.047cm" svg:x2="14.586cm" svg:y2="6.032cm" draw:start-shape="id1" draw:start-glue-point="1" draw:end-shape="id2" draw:end-glue-point="3" svg:d="m13441 6047h573v-15h572">
          <text:p/>
        </draw:connector>
        <draw:connector draw:style-name="gr6" draw:text-style-name="P1" draw:layer="layout" svg:x1="16.131cm" svg:y1="7.261cm" svg:x2="16.118cm" svg:y2="10.739cm" draw:start-shape="id2" draw:start-glue-point="2" draw:end-shape="id3" draw:end-glue-point="0" svg:d="m16131 7261v1739h-13v1739">
          <text:p/>
        </draw:connector>
        <draw:connector draw:style-name="gr6" draw:text-style-name="P1" draw:layer="layout" draw:type="line" svg:x1="17.677cm" svg:y1="6.032cm" svg:x2="20.016cm" svg:y2="8.623cm" draw:start-shape="id2" draw:start-glue-point="1" draw:end-shape="id4" draw:end-glue-point="3" svg:d="m17677 6032 2339 2591">
          <text:p/>
        </draw:connector>
        <draw:connector draw:style-name="gr6" draw:text-style-name="P1" draw:layer="layout" draw:type="line" svg:x1="19.044cm" svg:y1="12.079cm" svg:x2="20.016cm" svg:y2="8.623cm" draw:start-shape="id3" draw:start-glue-point="1" draw:end-shape="id4" draw:end-glue-point="3" svg:d="m19044 12079 972-3456">
          <text:p/>
        </draw:connector>
        <draw:connector draw:style-name="gr7" draw:text-style-name="P1" draw:layer="layout" draw:line-skew="-0.362cm" svg:x1="13.192cm" svg:y1="12.079cm" svg:x2="8.493cm" svg:y2="6.909cm" draw:start-shape="id3" draw:start-glue-point="3" draw:end-shape="id1" draw:end-glue-point="4" svg:d="m13192 12079h-5568v-5170h869">
          <text:p/>
        </draw:connector>
        <draw:frame draw:style-name="gr8" draw:text-style-name="P2" draw:id="id5" draw:layer="layout" svg:width="4.954cm" svg:height="9.358cm" svg:x="2.187cm" svg:y="1.35cm">
          <draw:text-box>
            <text:p text:style-name="P1"><text:span text:style-name="T1"/></text:p>
            <text:p><text:span text:style-name="T1"/></text:p>
            <text:p><text:span text:style-name="T1"/></text:p>
            <text:p><text:span text:style-name="T1"/></text:p>
          </draw:text-box>
          <draw:glue-point draw:id="4" svg:x="-4.989cm" svg:y="1.137cm"/>
        </draw:frame>
        <draw:frame draw:style-name="gr9" draw:text-style-name="P2" draw:layer="layout" svg:width="4.264cm" svg:height="2.617cm" svg:x="2.459cm" svg:y="4.938cm">
          <draw:text-box>
            <text:p text:style-name="P1"><text:span text:style-name="T6">Atributos de la </text:span><text:span text:style-name="T7">Comunidad</text:span></text:p>
            <text:p text:style-name="P1"><text:span text:style-name="T8"/></text:p>
            <text:p text:style-name="P1"><text:span text:style-name="T4">Usuarios, desa-rrolladores voluntarios </text:span></text:p>
            <text:p text:style-name="P1"><text:span text:style-name="T5">y estudiantes</text:span></text:p>
          </draw:text-box>
        </draw:frame>
        <draw:frame draw:style-name="gr10" draw:text-style-name="P2" draw:layer="layout" svg:width="4.357cm" svg:height="2.269cm" svg:x="2.491cm" svg:y="8.062cm">
          <draw:text-box>
            <text:p text:style-name="P1"><text:span text:style-name="T3">Reglas en uso</text:span></text:p>
            <text:p text:style-name="P1"><text:span text:style-name="T4">Licencias</text:span></text:p>
            <text:p text:style-name="P1"><text:span text:style-name="T4">GNU/GPL</text:span></text:p>
            <text:p text:style-name="P1"><text:span text:style-name="T5"><text:s/></text:span><text:span text:style-name="T5">Creative Commons</text:span></text:p>
            <text:p text:style-name="P1"><text:span text:style-name="T5">CC-BY-SA</text:span></text:p>
          </draw:text-box>
        </draw:frame>
        <draw:frame draw:style-name="gr9" draw:text-style-name="P2" draw:layer="layout" svg:width="4.359cm" svg:height="2.617cm" svg:x="2.428cm" svg:y="1.834cm">
          <draw:text-box>
            <text:p text:style-name="P1"><text:span text:style-name="T7">Características físicas</text:span></text:p>
            <text:p text:style-name="P1"><text:span text:style-name="T5">Diseños de referencia hardware, software y aplicaciones</text:span><text:span text:style-name="T4">. plataforma para administrar la colaboración</text:span></text:p>
          </draw:text-box>
        </draw:frame>
        <draw:connector draw:style-name="gr6" draw:text-style-name="P1" draw:layer="layout" svg:x1="7.141cm" svg:y1="6.029cm" svg:x2="8.487cm" svg:y2="6.047cm" draw:start-shape="id5" draw:start-glue-point="1" draw:end-shape="id1" draw:end-glue-point="3" svg:d="m7141 6029h673v18h673">
          <text:p/>
        </draw:connector>
        <draw:connector draw:style-name="gr7" draw:text-style-name="P1" draw:layer="layout" draw:line-skew="-0.311cm" svg:x1="13.192cm" svg:y1="12.079cm" svg:x2="2.193cm" svg:y2="7.093cm" draw:start-shape="id3" draw:start-glue-point="3" draw:end-shape="id5" draw:end-glue-point="4" svg:d="m13192 12079h-11817v-4986h81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0-05-11T08:48:57</meta:creation-date>
    <dc:date>2011-05-16T09:12:24</dc:date>
    <dc:creator>Carlos Camargo</dc:creator>
    <meta:editing-duration>PT06H29M36S</meta:editing-duration>
    <meta:editing-cycles>37</meta:editing-cycles>
    <meta:generator>OpenOffice.org/3.2$Linux OpenOffice.org_project/320m12$Build-9483</meta:generator>
    <meta:document-statistic meta:object-count="17"/>
  </office:meta>
</office:document-meta>
</file>